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Mono" fo:font-size="24pt" style:text-underline-style="solid" style:text-underline-width="auto" style:text-underline-color="font-color" fo:font-weight="bold" officeooo:rsid="0015c835" officeooo:paragraph-rsid="0015c835" style:font-size-asian="24pt" style:font-weight-asian="bold" style:font-size-complex="24pt" style:font-weight-complex="bold"/>
    </style:style>
    <style:style style:name="P2" style:family="paragraph" style:parent-style-name="Standard">
      <style:text-properties style:font-name="Liberation Mono" fo:font-size="14pt" officeooo:rsid="0015c835" officeooo:paragraph-rsid="0015c835" style:font-size-asian="14pt" style:font-size-complex="14pt"/>
    </style:style>
    <style:style style:name="P3" style:family="paragraph" style:parent-style-name="Standard">
      <style:text-properties style:font-name="Liberation Mono" fo:font-size="13pt" fo:font-weight="bold" officeooo:paragraph-rsid="0015c835" style:font-size-asian="13pt" style:font-weight-asian="bold" style:font-size-complex="13pt" style:font-weight-complex="bold"/>
    </style:style>
    <style:style style:name="P4" style:family="paragraph" style:parent-style-name="Standard">
      <style:text-properties style:font-name="Liberation Mono" fo:font-size="13pt" officeooo:paragraph-rsid="0016a993" style:font-size-asian="13pt" style:font-size-complex="13pt"/>
    </style:style>
    <style:style style:name="P5" style:family="paragraph" style:parent-style-name="Standard">
      <style:text-properties style:font-name="Liberation Mono" fo:font-size="13pt" style:font-size-asian="13pt" style:font-size-complex="13pt"/>
    </style:style>
    <style:style style:name="P6" style:family="paragraph" style:parent-style-name="Standard">
      <style:text-properties style:font-name="Liberation Mono" fo:font-size="13pt" fo:font-weight="bold" style:font-size-asian="13pt" style:font-weight-asian="bold" style:font-size-complex="13pt" style:font-weight-complex="bold"/>
    </style:style>
    <style:style style:name="P7" style:family="paragraph" style:parent-style-name="Standard">
      <style:text-properties style:font-name="Liberation Mono" fo:font-size="13pt" fo:font-weight="bold" officeooo:rsid="0016a993" officeooo:paragraph-rsid="0016a993" style:font-size-asian="13pt" style:font-weight-asian="bold" style:font-size-complex="13pt" style:font-weight-complex="bold"/>
    </style:style>
    <style:style style:name="P8" style:family="paragraph" style:parent-style-name="Standard">
      <style:text-properties style:font-name="Liberation Mono" fo:font-size="13pt" officeooo:paragraph-rsid="0015c835" style:font-size-asian="13pt" style:font-size-complex="13pt"/>
    </style:style>
    <style:style style:name="P9" style:family="paragraph" style:parent-style-name="Standard">
      <style:text-properties style:font-name="Liberation Mono" fo:font-size="13pt" officeooo:paragraph-rsid="0016d32c" style:font-size-asian="13pt" style:font-size-complex="13pt"/>
    </style:style>
    <style:style style:name="P10" style:family="paragraph" style:parent-style-name="Standard">
      <style:text-properties style:font-name="Liberation Mono" fo:font-size="13pt" fo:font-weight="bold" officeooo:rsid="0016b019" officeooo:paragraph-rsid="0016b019" style:font-size-asian="13pt" style:font-weight-asian="bold" style:font-size-complex="13pt" style:font-weight-complex="bold"/>
    </style:style>
    <style:style style:name="P11" style:family="paragraph" style:parent-style-name="Standard">
      <style:text-properties style:font-name="Liberation Mono" fo:font-size="13pt" fo:font-weight="normal" officeooo:rsid="0016a993" officeooo:paragraph-rsid="0016a993" style:font-size-asian="13pt" style:font-weight-asian="normal" style:font-size-complex="13pt" style:font-weight-complex="normal"/>
    </style:style>
    <style:style style:name="T1" style:family="text">
      <style:text-properties officeooo:rsid="0016a993"/>
    </style:style>
    <style:style style:name="T2" style:family="text">
      <style:text-properties officeooo:rsid="0015c835"/>
    </style:style>
    <style:style style:name="T3" style:family="text">
      <style:text-properties officeooo:rsid="0016d32c"/>
    </style:style>
    <style:style style:name="T4" style:family="text">
      <style:text-properties officeooo:rsid="0016b0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s Glory and My Good</text:p>
      <text:p text:style-name="P2"/>
      <text:p text:style-name="P3">Verse 1</text:p>
      <text:p text:style-name="P4">I have seen my Father’s glory <text:span text:style-name="T1">r</text:span>evealed in Jesus Christ</text:p>
      <text:p text:style-name="P4">And the more that I behold Him, <text:span text:style-name="T1">t</text:span>he more He satisfies</text:p>
      <text:p text:style-name="P4">When I gaze upon His beauty, <text:span text:style-name="T1">w</text:span>hen I see Him as I should</text:p>
      <text:p text:style-name="P4">Then my eyes are lifted upward</text:p>
      <text:p text:style-name="P4"><text:span text:style-name="T1"><text:s text:c="2"/>F</text:span>or His glory and my good</text:p>
      <text:p text:style-name="P5"/>
      <text:p text:style-name="P6">Verse 2</text:p>
      <text:p text:style-name="P4">There is hope in every trial, <text:span text:style-name="T1">f</text:span>or I can trust the Lord</text:p>
      <text:p text:style-name="P4">He will turn my heart towards Him <text:span text:style-name="T1">a</text:span>nd help me bear the thorn</text:p>
      <text:p text:style-name="P4">So in faith I follow Jesus <text:span text:style-name="T1">o</text:span>n the road not understood</text:p>
      <text:p text:style-name="P4">For I know that He is working</text:p>
      <text:p text:style-name="P4"><text:span text:style-name="T1"><text:s text:c="2"/>F</text:span>or His glory and my good</text:p>
      <text:p text:style-name="P5"/>
      <text:p text:style-name="P6">Chorus</text:p>
      <text:p text:style-name="P4">To our God be the glory, <text:span text:style-name="T1">t</text:span>o our God be praise</text:p>
      <text:p text:style-name="P5">He alone, the name above all names</text:p>
      <text:p text:style-name="P4">I will boast ever only <text:span text:style-name="T1">i</text:span>n the Lord my God</text:p>
      <text:p text:style-name="P5"><text:s text:c="2"/>For I know His glory is my good</text:p>
      <text:p text:style-name="P5"/>
      <text:p text:style-name="P6">Verse 3</text:p>
      <text:p text:style-name="P5">See the open arms of Jesus <text:span text:style-name="T2">u</text:span>pon the cross that day</text:p>
      <text:p text:style-name="P4">What they understood as weakness <text:span text:style-name="T1">d</text:span>eserves my every praise</text:p>
      <text:p text:style-name="P4">For the charge that was against me</text:p>
      <text:p text:style-name="P4"><text:s text:c="2"/><text:span text:style-name="T1">I</text:span>t was nailed into the wood</text:p>
      <text:p text:style-name="P4">Yes I know that He has saved me</text:p>
      <text:p text:style-name="P4"><text:span text:style-name="T1"><text:s text:c="2"/>F</text:span>or His glory and my good</text:p>
      <text:p text:style-name="P5"/>
      <text:p text:style-name="P7">Chorus</text:p>
      <text:p text:style-name="P5"/>
      <text:p text:style-name="P6">Verse 4</text:p>
      <text:p text:style-name="P4">Would I gladly be made nothing <text:span text:style-name="T1">t</text:span>hat Christ would be made more</text:p>
      <text:p text:style-name="P5">Would I seek the only kingdom <text:span text:style-name="T2">t</text:span>hat far outweighs them all</text:p>
      <text:p text:style-name="P8">I will stand before my Father</text:p>
      <text:p text:style-name="P8"><text:s text:c="2"/>Where the faithful saints have stood</text:p>
      <text:p text:style-name="P4">And with joy my heart shall praise Him <text:span text:style-name="T3">f</text:span>or His glory and my good</text:p>
      <text:p text:style-name="P9">And with joy my heart shall praise Him <text:span text:style-name="T3">f</text:span>or His glory and my good</text:p>
      <text:p text:style-name="P9"/>
      <text:p text:style-name="P7">Chorus <text:span text:style-name="T4">(x2)</text:span></text:p>
      <text:p text:style-name="P7"/>
      <text:p text:style-name="P10">Outro</text:p>
      <text:p text:style-name="P11">Yes I know His glory is my goo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CCLI Song # 7235691 Ben Fielding | Jonny Robinson | Rich Thompson © 2024 Ben Fielding Publishing; CityAlight Music</text:p>
        <text:p text:style-name="MP1">For use solely with the SongSelect® Terms of Use. All rights reserved. www.ccli.com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9T21:06:18.467055797</meta:creation-date>
    <meta:generator>LibreOffice/24.8.7.2$Linux_X86_64 LibreOffice_project/480$Build-2</meta:generator>
    <dc:date>2025-08-23T15:45:19.174562820</dc:date>
    <meta:editing-duration>PT9M34S</meta:editing-duration>
    <meta:editing-cycles>4</meta:editing-cycles>
    <meta:document-statistic meta:table-count="0" meta:image-count="0" meta:object-count="0" meta:page-count="1" meta:paragraph-count="38" meta:word-count="299" meta:character-count="1441" meta:non-whitespace-character-count="1168"/>
  </office:meta>
</office:document-meta>
</file>